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un tiempo inmemorial, en la era más remota que la memoria alcanza a recordar, cuando los cielos aún eran jóvenes y la magia fluía con la misma naturalidad que los ríos surcaban la tierra, existió una civilización de sabios cuyo esplendor iluminó el mundo como un astro fulgurante. Un pueblo singular, desconocido para las generaciones futuras, cuyos logros fueron tan grandiosos que con el paso del tiempo se desvanecieron en la bruma de la leyenda.</text:p>
      <text:p text:style-name="Text_20_body">Los Acquahrkai, así se hacían llamar, eran los guardianes del conocimiento absoluto. No conocían la guerra ni el conflicto, pues en su gran isla de Lluviara no existían enemigos, ni reinos vecinos que disputaran sus tierras ni amenazas que perturbaran su paz. En la soledad de su mundo, libres de distracciones y ambiciones destructivas, dedicaron sus días a la búsqueda incansable del saber. La ciencia y la magia no eran opuestas en su visión, sino dos caras de una misma verdad, dos fuerzas que podían ser comprendidas, manipuladas y perfeccionadas por aquellos con el intelecto y la voluntad para hacerlo.</text:p>
      <text:p text:style-name="Text_20_body">Los Acquahrkai penetraron los secretos del cosmos con su inigualable destreza. Descifraron los códigos de la naturaleza, aprendieron a dominar los elementos y a extraer la energía de las estrellas. Su maestría les permitió crear maravillas sin parangón: fuentes de energía inagotable que ardían con la luz de mil soles, construcciones que desafiaban el tiempo, mecanismos capaces de mover montañas y de tejer la materia misma a su antojo. Pero su mayor proeza no residía en sus logros materiales, sino en la pureza de su propósito: la búsqueda de la verdad, el entendimiento de los misterios del universo.</text:p>
      <text:p text:style-name="Text_20_body">Para ellos, cada descubrimiento era una llave que abría nuevas puertas, cada fórmula desvelada era un paso más hacia el infinito. No había límites en su ansia de aprender, ni barreras en su exploración de lo posible y lo imposible. Y así, bajo su propia luz, brillaron con un resplandor tan cegador que su legado terminó por perderse en el eco de los siglos.</text:p>
      <text:p text:style-name="Text_20_body">Nadie sabe cómo ni por qué desaparecieron. No dejaron ruinas ni vestigios de su grandeza. Solo el viento susurra su nombre en las noches de tormenta, y los ríos, que antaño reflejaron sus maravillas, fluyen ahora sobre tierras donde su existencia es apenas un mito imposible de comprobar. Pero aquellos que aún buscan la verdad, aquellos que miran más allá de lo evidente, saben que en algún rincón del tiempo, los Acquahrkai dejaron su huella imborrable, esperando ser descubierta una vez má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09T14:42:06.118000000</meta:creation-date>
    <dc:date>2025-03-09T14:46:50.110000000</dc:date>
    <meta:editing-duration>PT4M44S</meta:editing-duration>
    <meta:editing-cycles>1</meta:editing-cycles>
    <meta:document-statistic meta:table-count="0" meta:image-count="0" meta:object-count="0" meta:page-count="1" meta:paragraph-count="5" meta:word-count="420" meta:character-count="2518" meta:non-whitespace-character-count="2103"/>
    <meta:generator>LibreOffice/7.3.5.2$Windows_X86_64 LibreOffice_project/184fe81b8c8c30d8b5082578aee2fed2ea847c01</meta:generator>
  </office:meta>
</office:document-meta>
</file>